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</text:p>
      <text:p text:style-name="Standard"><text:tab/>ls /bin</text:p>
      <text:p text:style-name="Standard">2.</text:p>
      <text:p text:style-name="Standard"><text:tab/>ls /tmp</text:p>
      <text:p text:style-name="Standard">3.</text:p>
      <text:p text:style-name="Standard"><text:tab/>ls -r /etc/t*</text:p>
      <text:p text:style-name="Standard">4.</text:p>
      <text:p text:style-name="Standard"><text:tab/>ls <text:s/>/dev/tty??</text:p>
      <text:p text:style-name="Standard">5.</text:p>
      <text:p text:style-name="Standard"><text:tab/>ls /dev/tty[1,2,3,4]</text:p>
      <text:p text:style-name="Standard">6.</text:p>
      <text:p text:style-name="Standard"><text:tab/>ls /dev/t*C1</text:p>
      <text:p text:style-name="Standard">7.</text:p>
      <text:p text:style-name="Standard"><text:tab/>ls -a <text:s/>/</text:p>
      <text:p text:style-name="Standard">8.</text:p>
      <text:p text:style-name="Standard"><text:tab/>ls -d /etc/[^t]*</text:p>
      <text:p text:style-name="Standard">9.</text:p>
      <text:p text:style-name="Standard"><text:tab/>ls -lR /usr<text:tab/></text:p>
      <text:p text:style-name="Standard">10.</text:p>
      <text:p text:style-name="Standard"><text:tab/>cd <text:s/>/tmp</text:p>
      <text:p text:style-name="Standard">11.</text:p>
      <text:p text:style-name="Standard"><text:tab/>pwd</text:p>
      <text:p text:style-name="Standard">12.</text:p>
      <text:p text:style-name="Standard"><text:tab/>date</text:p>
      <text:p text:style-name="Standard">13.</text:p>
      <text:p text:style-name="Standard"><text:tab/>cd /home</text:p>
      <text:p text:style-name="Standard">14.</text:p>
      <text:p text:style-name="Standard"><text:tab/>pwd</text:p>
      <text:p text:style-name="Standard">15.</text:p>
      <text:p text:style-name="Standard"><text:tab/>ls -t</text:p>
      <text:p text:style-name="Standard">16.</text:p>
      <text:p text:style-name="Standard"><text:tab/>sudo su</text:p>
      <text:p text:style-name="Standard">17.</text:p>
      <text:p text:style-name="Standard"><text:tab/>mkdir PRUEBA</text:p>
      <text:p text:style-name="Standard"><text:tab/>cd PRUEBA</text:p>
      <text:p text:style-name="Standard"><text:tab/>mkdir dir1</text:p>
      <text:p text:style-name="Standard"><text:tab/>mkdir dir2</text:p>
      <text:p text:style-name="Standard"><text:tab/>mkdir dir3</text:p>
      <text:p text:style-name="Standard"><text:tab/>cd dir1</text:p>
      <text:p text:style-name="Standard"><text:tab/>mkdir dir11</text:p>
      <text:p text:style-name="Standard"><text:tab/>mkdir dir31</text:p>
      <text:p text:style-name="Standard"><text:tab/>cd dir31</text:p>
      <text:p text:style-name="Standard"><text:tab/>mkdir dir311</text:p>
      <text:p text:style-name="Standard"><text:tab/>mkdir dir312</text:p>
      <text:p text:style-name="Standard">18.</text:p>
      <text:p text:style-name="Standard"><text:tab/>cp /etc/motd ./mensaje</text:p>
      <text:p text:style-name="Standard">19.</text:p>
      <text:p text:style-name="Standard"><text:tab/>cp mensaje dir1/mensaje &amp;&amp; cp mensaje dir2/mensaje &amp;&amp; cp mensaje dir3/mensaje</text:p>
      <text:p text:style-name="Standard"><text:tab/>cd dir1</text:p>
      <text:p text:style-name="Standard"><text:tab/>cd .. </text:p>
      <text:p text:style-name="Standard"><text:tab/>cd dir2</text:p>
      <text:p text:style-name="Standard"><text:tab/>cd ..</text:p>
      <text:p text:style-name="Standard"><text:soft-page-break/><text:tab/>cd dir3</text:p>
      <text:p text:style-name="Standard">20.</text:p>
      <text:p text:style-name="Standard"><text:tab/>ls -R PRUEBA</text:p>
      <text:p text:style-name="Standard">21.</text:p>
      <text:p text:style-name="Standard"><text:tab/>cp -r /etc/rc0.d dir3</text:p>
      <text:p text:style-name="Standard"><text:tab/>cd dir3</text:p>
      <text:p text:style-name="Standard">22.</text:p>
      <text:p text:style-name="Standard"><text:tab/>cp -r /bin/?a?? PRUEBA/dir3/dir31/dir311 </text:p>
      <text:p text:style-name="Standard">24.</text:p>
      <text:p text:style-name="Standard"><text:tab/>mv PRUEBA/dir3/dir31 PRUEBA/dir2 </text:p>
      <text:p text:style-name="Standard">25.</text:p>
      <text:p text:style-name="Standard"><text:tab/>ls -R /HOME </text:p>
      <text:p text:style-name="Standard">26.</text:p>
      <text:p text:style-name="Standard"><text:tab/>mv PRUEBA/dir3/mensaje PRUEBA/dir3/.mensaje </text:p>
      <text:p text:style-name="Standard">28.</text:p>
      <text:p text:style-name="Standard"><text:tab/>ls /dev/t???[a*b] </text:p>
      <text:p text:style-name="Standard">29.</text:p>
      <text:p text:style-name="Standard"><text:tab/>find dir312 -type f -regex ".*???q[^b$]" -exec rm -r {} \; </text:p>
      <text:p text:style-name="Standard">30.</text:p>
      <text:p text:style-name="Standard"><text:tab/>mv PRUEBA/dir2/dir31/dir312 PRUEBA/dir3 </text:p>
      <text:p text:style-name="Standard">31.</text:p>
      <text:p text:style-name="Standard"><text:tab/>ln -s /home/usuario1/PRUEBA/dir1 PRUEBA/dir3/enlacedir1 </text:p>
      <text:p text:style-name="Standard">32.</text:p>
      <text:p text:style-name="Standard"><text:tab/>cd PRUEBA/dir3 </text:p>
      <text:p text:style-name="Standard"><text:tab/>mkdir enlacedir1/nuevo1 </text:p>
      <text:p text:style-name="Standard">33.</text:p>
      <text:p text:style-name="Standard"><text:tab/>cp -r /bin/u* enlacedir1/nuevo1/ </text:p>
      <text:p text:style-name="Standard">34.</text:p>
      <text:p text:style-name="Standard"><text:tab/>ln fich1 dir1/enlace </text:p>
      <text:p text:style-name="Standard"><text:tab/>ln fich1 dir2/enlace </text:p>
      <text:p text:style-name="Standard">35.</text:p>
      <text:p text:style-name="Standard"><text:tab/>rm fich1 </text:p>
      <text:p text:style-name="Standard"><text:tab/>cp dir1/enlace dir3/ </text:p>
      <text:p text:style-name="Standard"><text:tab/>ln -s /home/usuario1/PRUEBA/dir2/enlace /home/usuario1/PRUEBA/dir1/enlafich1 </text:p>
      <text:p text:style-name="Standard">36.</text:p>
      <text:p text:style-name="Standard"><text:tab/>ln -s dir2/enlace dir1/enlafich1 </text:p>
      <text:p text:style-name="Standard">37.</text:p>
      <text:p text:style-name="Standard"><text:tab/>cd dir1 </text:p>
      <text:p text:style-name="Standard"><text:tab/>cp enlafich1 ../dir2/dir31/dir311/fich1 </text:p>
      <text:p text:style-name="Standard">38</text:p>
      <text:p text:style-name="Standard"><text:tab/>cat enlafich1 </text:p>
      <text:p text:style-name="Standard">39.</text:p>
      <text:p text:style-name="Standard"><text:tab/>rm dir2/fich1 </text:p>
      <text:p text:style-name="Standard">40.</text:p>
      <text:p text:style-name="Standard"><text:tab/>rm -r * </text:p>
      <text:p text:style-name="Standard">41.</text:p>
      <text:p text:style-name="Standard"><text:tab/>mkdir dir1 dir2 </text:p>
      <text:p text:style-name="Standard">42.</text:p>
      <text:p text:style-name="Standard"><text:tab/>chmod = dir1 </text:p>
      <text:p text:style-name="Standard">43.</text:p>
      <text:p text:style-name="Standard"><text:tab/>chmod 751 dir2 </text:p>
      <text:p text:style-name="Standard"/>
      <text:p text:style-name="Standard"><text:soft-page-break/>44.</text:p>
      <text:p text:style-name="Standard"><text:tab/>ls -la ./dir2 </text:p>
      <text:p text:style-name="Standard">45.</text:p>
      <text:p text:style-name="Standard"><text:tab/>mkdir dir2/dir21 </text:p>
      <text:p text:style-name="Standard">46.</text:p>
      <text:p text:style-name="Standard"><text:tab/>chmod 200 dir1 </text:p>
      <text:p text:style-name="Standard"><text:tab/>ls -l </text:p>
      <text:p text:style-name="Standard"><text:tab/>mkdir dir1/dir21 </text:p>
      <text:p text:style-name="Standard">47.</text:p>
      <text:p text:style-name="Standard"><text:tab/>touch dir1/{file1,file2,file3} </text:p>
      <text:p text:style-name="Standard"><text:tab/>ls -l dir1 </text:p>
      <text:p text:style-name="Standard">48.</text:p>
      <text:p text:style-name="Standard"><text:tab/>ls dir1 dir2 dir3 </text:p>
      <text:p text:style-name="Standard"><text:tab/>mv dir1 dir3/ </text:p>
      <text:p text:style-name="Standard"><text:tab/>ls -lR </text:p>
      <text:p text:style-name="Standard">49.</text:p>
      <text:p text:style-name="Standard"><text:tab/>./dir3: </text:p>
      <text:p text:style-name="Standard">50.</text:p>
      <text:p text:style-name="Standard"><text:tab/>umask 0033 </text:p>
      <text:p text:style-name="Standard">51.</text:p>
      <text:p text:style-name="Standard"><text:tab/>mkdir dira dirb dirc dird </text:p>
      <text:p text:style-name="Standard">52.</text:p>
      <text:p text:style-name="Standard"><text:tab/>ls -l </text:p>
      <text:p text:style-name="Standard">53.</text:p>
      <text:p text:style-name="Standard"><text:tab/>touch uno </text:p>
      <text:p text:style-name="Standard"><text:tab/>chmod a-r uno </text:p>
      <text:p text:style-name="Standard"><text:tab/>ls -l </text:p>
      <text:p text:style-name="Standard"><text:tab/>rm uno </text:p>
      <text:p text:style-name="Standard"><text:tab/>_ </text:p>
      <text:p text:style-name="Standard">54.</text:p>
      <text:p text:style-name="Standard"><text:tab/>chmod = dir2 </text:p>
      <text:p text:style-name="Standard"><text:tab/>chmod o=rwx dir2 </text:p>
      <text:p text:style-name="Standard">55.</text:p>
      <text:p text:style-name="Standard"><text:tab/>mkdir carpeta1 carpeta2 </text:p>
      <text:p text:style-name="Standard"><text:tab/>chmod u=rwx,g=,o= carpeta1 </text:p>
      <text:p text:style-name="Standard"><text:tab/>chmod u=rwx,g=rx,o= carpeta2 </text:p>
      <text:p text:style-name="Standard"><text:tab/>ls -l </text:p>
      <text:p text:style-name="Standard"><text:tab/>touch carpeta1/{fich1,fich2} </text:p>
      <text:p text:style-name="Standard"><text:tab/>chmod = carpeta1/{fich1,fich2} </text:p>
      <text:p text:style-name="Standard"><text:tab/>chmod o=rw carpeta1/fich1 </text:p>
      <text:p text:style-name="Standard"><text:tab/>ls -l carpeta1 </text:p>
      <text:p text:style-name="Standard"><text:tab/>touch carpeta2/{file1,file2} </text:p>
      <text:p text:style-name="Standard"><text:tab/>chmod = carpeta2/{file1,file2} </text:p>
      <text:p text:style-name="Standard"><text:tab/>chmod u=rw,g=rw carpeta2/file1 </text:p>
      <text:p text:style-name="Standard"><text:tab/>chmod u=rw,g=r carpeta2/file2 </text:p>
      <text:p text:style-name="Standard"><text:tab/>ls -l carpeta2 </text:p>
      <text:p text:style-name="Standard">57.</text:p>
      <text:p text:style-name="Standard"><text:tab/>pwd /home/usuario1/PRUEBA </text:p>
      <text:p text:style-name="Standard"><text:tab/>mkdir correo fuentes </text:p>
      <text:p text:style-name="Standard">58.</text:p>
      <text:p text:style-name="Standard"><text:tab/>cd fuentes </text:p>
      <text:p text:style-name="Standard"><text:tab/>mkdir dir1 dir2 </text:p>
      <text:p text:style-name="Standard"><text:soft-page-break/>59.</text:p>
      <text:p text:style-name="Standard"><text:tab/>mkdir ../correo/menus </text:p>
      <text:p text:style-name="Standard">60.</text:p>
      <text:p text:style-name="Standard"><text:tab/>cd /HOME</text:p>
      <text:p text:style-name="Standard"><text:tab/>find PRUEBA/fuentes -type d -name "*1" -exec rm -r {} \; <text:s/></text:p>
      <text:p text:style-name="Standard">61.</text:p>
      <text:p text:style-name="Standard"><text:tab/>find PRUEBA/fuentes/* -type d -regex ".*[0,2,3,4,5,6,7,8,9]" -exec rm -r {} \; </text:p>
      <text:p text:style-name="Standard"><text:tab/>find PRUEBA/fuentes/* -type d -regex ".*[^1]" -exec rm -r {} \; </text:p>
      <text:p text:style-name="Standard">62.</text:p>
      <text:p text:style-name="Standard"><text:tab/>ls -l /dev/tt* </text:p>
      <text:p text:style-name="Standard">63.</text:p>
      <text:p text:style-name="Standard"><text:tab/>find /usr/bin -type f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2-04T15:43:45.34</meta:creation-date>
    <dc:date>2020-02-18T12:36:30.09</dc:date>
    <meta:editing-duration>PT1H26M17S</meta:editing-duration>
    <meta:editing-cycles>11</meta:editing-cycles>
    <meta:generator>OpenOffice/4.1.6$Win32 OpenOffice.org_project/416m1$Build-9790</meta:generator>
    <meta:document-statistic meta:table-count="0" meta:image-count="0" meta:object-count="0" meta:page-count="4" meta:paragraph-count="167" meta:word-count="371" meta:character-count="2327"/>
  </office:meta>
</office:document-meta>
</file>